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c813" officeooo:paragraph-rsid="0018c813"/>
    </style:style>
    <style:style style:name="T1" style:family="text">
      <style:text-properties style:text-position="sub 58%"/>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ower age:</text:p>
      <text:p text:style-name="P1">-parametrizes the longitudinal air shower development</text:p>
      <text:p text:style-name="P1">-the shower commences at s=0 and build its maximum development at s=1</text:p>
      <text:p text:style-name="P1"/>
      <text:p text:style-name="P1">-X<text:span text:style-name="T1">0</text:span> = 36.7 g/cm<text:span text:style-name="T2">-2 </text:span><text:s/>denotes the electron “radiation lenght”;</text:p>
      <text:p text:style-name="P1">-E<text:span text:style-name="T1">crit</text:span> =86 MeV corresponds to the treshold energy where ionisation losses equal radiation losses for electrons moving in air;</text:p>
      <text:p text:style-name="P1">-X<text:span text:style-name="T1">m</text:span> =X<text:span text:style-name="T1">0</text:span>ln(E<text:span text:style-name="T1">p</text:span>/E<text:span text:style-name="T1">crit</text:span>) represents the theoretical value for depth of the shower maximum in this parametrisation;</text:p>
      <text:p text:style-name="P1">-X<text:span text:style-name="T1">max</text:span> depends on the position of X<text:span text:style-name="T1">0</text:span>, the shower energy and composition.</text:p>
      <text:p text:style-name="P1"/>
      <text:p text:style-name="P1"><text:s text:c="3"/>As we can see in the graph, shower age is proportional to atmospheric depth.“Shower age” denotes the amount of interactions, so the number of resulted particles, and as it goes deeper in the atmosphere there will be more developed parti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0:27:58.119544918</meta:creation-date>
    <dc:date>2017-08-08T10:35:53.915121336</dc:date>
    <meta:editing-duration>PT7M56S</meta:editing-duration>
    <meta:editing-cycles>1</meta:editing-cycles>
    <meta:generator>LibreOffice/5.3.1.2$Linux_X86_64 LibreOffice_project/30m0$Build-2</meta:generator>
    <meta:document-statistic meta:table-count="0" meta:image-count="0" meta:object-count="0" meta:page-count="1" meta:paragraph-count="8" meta:word-count="115" meta:character-count="741" meta:non-whitespace-character-count="630"/>
  </office:meta>
</office:document-meta>
</file>